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/text:p>
      <text:p text:style-name="P1">1-Elimine la tabla si existe:</text:p>
      <text:p text:style-name="P1">*/</text:p>
      <text:p text:style-name="P1">DROP TABLE IF EXISTS facturas;</text:p>
      <text:p text:style-name="P1">/*</text:p>
      <text:p text:style-name="P1">2-Cree la tabla con la siguiente estructura:</text:p>
      <text:p text:style-name="P1">*/</text:p>
      <text:p text:style-name="P1">CREATE TABLE facturas(</text:p>
      <text:p text:style-name="P1">numero INT(10) UNSIGNED ZEROFILL AUTO_INCREMENT,</text:p>
      <text:p text:style-name="P1">numeroitem SMALLINT UNSIGNED,</text:p>
      <text:p text:style-name="P1">descripcion VARCHAR(30),</text:p>
      <text:p text:style-name="P1">precioporunidad DECIMAL(5,2) UNSIGNED,</text:p>
      <text:p text:style-name="P1">cantidad TINYINT UNSIGNED,</text:p>
      <text:p text:style-name="P1">PRIMARY KEY (numero,numeroitem)</text:p>
      <text:p text:style-name="P1">);</text:p>
      <text:p text:style-name="P1">/*</text:p>
      <text:p text:style-name="P1">3-Ingrese algunos registros:</text:p>
      <text:p text:style-name="P1">*/</text:p>
      <text:p text:style-name="P1">INSERT INTO facturas VALUES ('0000000100',1,'escuadra 20 cm.',2.50,20);</text:p>
      <text:p text:style-name="P1">INSERT INTO facturas VALUES ('0000000100',2,'escuadra 50 cm.',5.00,30);</text:p>
      <text:p text:style-name="P1">INSERT INTO facturas VALUES ('0000000100',3,'goma lapiz-tinta',0.35,100);</text:p>
      <text:p text:style-name="P1">INSERT INTO facturas VALUES ('0000000102',1,'lapices coloresx6',4.40,50);</text:p>
      <text:p text:style-name="P1">INSERT INTO facturas VALUES ('0000000102',2,'lapices coloresx12',8.00,60);</text:p>
      <text:p text:style-name="P1">INSERT INTO facturas VALUES ('0000000255',1,'lapices coloresx24',12.35,100);</text:p>
      <text:p text:style-name="P1">INSERT INTO facturas VALUES ('0000000567',1,'compas plastico',12.00,50);</text:p>
      <text:p text:style-name="P1">INSERT INTO facturas VALUES ('0000000567',2,'compas metal',18.90,80);</text:p>
      <text:p text:style-name="P1">/*</text:p>
      <text:p text:style-name="P1">4-Elimine la tabla montofacturas si existe:</text:p>
      <text:p text:style-name="P1">*/</text:p>
      <text:p text:style-name="P1">DROP TABLE IF EXISTS montofacturas;</text:p>
      <text:p text:style-name="P1">/*</text:p>
      <text:p text:style-name="P1">5-Se quiere guardar en una tabla denominada montofacturas el número de factura y el monto total en</text:p>
      <text:p text:style-name="P1">dinero de todos los items de cada factura (precioporunidad x cantidad). Cree la tabla con la siguiente</text:p>
      <text:p text:style-name="P1">estructura:</text:p>
      <text:p text:style-name="P1">*/</text:p>
      <text:p text:style-name="P1">CREATE TABLE montofacturas(</text:p>
      <text:p text:style-name="P1">numero INT(10) UNSIGNED ZEROFILL,</text:p>
      <text:p text:style-name="P1">total DECIMAL(9,2) UNSIGNED,</text:p>
      <text:p text:style-name="P1">PRIMARY KEY (numero)</text:p>
      <text:p text:style-name="P1">);</text:p>
      <text:p text:style-name="P1">/*</text:p>
      <text:p text:style-name="P1">6-Realice una consulta de la tabla facturas, agrupando por numero, en la cual aparezca</text:p>
      <text:p text:style-name="P1">el numero de factura y el monto total de todos sus items:</text:p>
      <text:p text:style-name="P1">*/</text:p>
      <text:p text:style-name="P1">SELECT numero,SUM(precioporunidad*cantidad)</text:p>
      <text:p text:style-name="P1">FROM facturas</text:p>
      <text:p text:style-name="P1">GROUP BY numero;</text:p>
      <text:p text:style-name="P1">/*</text:p>
      <text:p text:style-name="P1">7-Ingrese el resultado de la consulta anterior en la tabla montofacturas:</text:p>
      <text:p text:style-name="P1">*/</text:p>
      <text:p text:style-name="P1">INSERT INTO montofacturas (numero,total)</text:p>
      <text:p text:style-name="P1">SELECT numero,SUM(precioporunidad*cantidad)</text:p>
      <text:p text:style-name="P1">FROM facturas</text:p>
      <text:p text:style-name="P1">GROUP BY numero;</text:p>
      <text:p text:style-name="P1">/*</text:p>
      <text:p text:style-name="P1">8-Muestre todos los registros de la tabla montofacturas.</text:p>
      <text:p text:style-name="P1">*/</text:p>
      <text:p text:style-name="P1">SELECT * FROM montofactura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58" meta:word-count="236" meta:character-count="1845" meta:non-whitespace-character-count="1667"/>
  </office:meta>
</office:document-meta>
</file>